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0FA9AC88F4B.jpg" manifest:media-type="image/jpeg"/>
  <manifest:file-entry manifest:full-path="Pictures/100000000000039000000064A4CE2949.jpg" manifest:media-type="image/jpe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/>
    </style:style>
    <style:style style:name="pr2" style:family="presentation" style:parent-style-name="Titel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el1-notes">
      <style:graphic-properties draw:fill-color="#ffffff" fo:min-height="11.431cm"/>
    </style:style>
    <style:style style:name="pr4" style:family="presentation" style:parent-style-name="Standard-title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/>
    </style:style>
    <style:style style:name="pr5" style:family="presentation" style:parent-style-name="Standard-outline1">
      <style:graphic-properties draw:stroke="none" draw:fill="none" draw:fill-color="#717171" draw:textarea-horizontal-align="left" draw:textarea-vertical-align="top" draw:auto-grow-height="false" draw:auto-grow-width="false" draw:fit-to-size="shrink-to-fit" fo:min-height="10.117cm" fo:min-width="0cm" fo:padding-top="0cm" fo:padding-bottom="0cm" fo:padding-left="0cm" fo:padding-right="0cm" fo:wrap-option="wrap" draw:shadow-color="#b2b2b2"/>
    </style:style>
    <style:style style:name="pr6" style:family="presentation" style:parent-style-name="Standard-notes">
      <style:graphic-properties draw:fill-color="#ffffff" fo:min-height="11.431cm"/>
    </style:style>
    <style:style style:name="pr7" style:family="presentation" style:parent-style-name="Standard-title">
      <style:graphic-properties fo:min-height="1.06cm"/>
    </style:style>
    <style:style style:name="pr8" style:family="presentation" style:parent-style-name="Standard-outline1">
      <style:graphic-properties fo:min-height="9.866cm"/>
    </style:style>
    <style:style style:name="pr9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text-indent="-0.952cm"/>
      <style:text-properties fo:color="#000000"/>
    </style:style>
    <style:style style:name="P4" style:family="paragraph">
      <style:paragraph-properties style:writing-mode="lr-tb" style:font-independent-line-spacing="true"/>
      <style:text-properties fo:color="#000000"/>
    </style:style>
    <style:style style:name="P5" style:family="paragraph">
      <style:text-properties fo:font-size="12pt"/>
    </style:style>
    <style:style style:name="T1" style:family="text">
      <style:text-properties fo:color="#000000" fo:language="fr" fo:country="FR"/>
    </style:style>
    <style:style style:name="T2" style:family="text">
      <style:text-properties fo:color="#000000" fo:language="de" fo:country="DE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DER PRÄSENTATION ODER THEMA" draw:style-name="dp1" draw:master-page-name="Titel1" presentation:presentation-page-layout-name="AL1T0">
        <draw:frame presentation:style-name="pr1" draw:text-style-name="P2" draw:layer="layout" svg:width="22.393cm" svg:height="1.06cm" svg:x="1.498cm" svg:y="13.637cm" presentation:class="title" presentation:user-transformed="true">
          <draw:text-box>
            <text:list text:style-name="L1">
              <text:list-item>
                <text:p text:style-name="P1">Realtime Physics with Position Based Dynamics</text:p>
              </text:list-item>
            </text:list>
          </draw:text-box>
        </draw:frame>
        <draw:frame presentation:style-name="pr2" draw:text-style-name="P2" draw:layer="layout" svg:width="22.393cm" svg:height="0.777cm" svg:x="1.498cm" svg:y="15.72cm" presentation:class="subtitle" presentation:user-transformed="true">
          <draw:text-box>
            <text:list text:style-name="L2">
              <text:list-header>
                <text:p text:style-name="P1">Wladimir Silantiy Leuschner | Computer Graphics | Computer Graphics Seminar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ier steht ein Kurztitel" draw:style-name="dp3" draw:master-page-name="Standard" presentation:presentation-page-layout-name="AL2T1">
        <draw:frame presentation:style-name="pr4" draw:text-style-name="P2" draw:layer="layout" svg:width="22.393cm" svg:height="1.06cm" svg:x="1.498cm" svg:y="4.769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4" draw:layer="layout" svg:width="22.393cm" svg:height="10.116cm" svg:x="1.498cm" svg:y="6.526cm" presentation:class="outline" presentation:user-transformed="true">
          <draw:text-box>
            <text:list text:style-name="L3">
              <text:list-item>
                <text:p text:style-name="P3"><text:span text:style-name="T1">Simulating Physics</text:span></text:p>
              </text:list-item>
              <text:list-item>
                <text:p text:style-name="P3"><text:span text:style-name="T1">Position Based Dynamics</text:span></text:p>
              </text:list-item>
              <text:list-item>
                <text:p text:style-name="P3"><text:span text:style-name="T2">Solver</text:span></text:p>
              </text:list-item>
              <text:list-item>
                <text:p text:style-name="P3"><text:span text:style-name="T2">Constraints</text:span></text:p>
              </text:list-item>
              <text:list-item>
                <text:p text:style-name="P3"><text:span text:style-name="T2">Demo of Implementation</text:span></text:p>
              </text:list-item>
              <text:list-item>
                <text:p text:style-name="P3"><text:span text:style-name="T1">Future Wor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7" draw:layer="layout" svg:width="22.393cm" svg:height="1.06cm" svg:x="1.498cm" svg:y="4.769cm" presentation:class="title" presentation:user-transformed="true">
          <draw:text-box>
            <text:p>Simulating Physics</text:p>
          </draw:text-box>
        </draw:frame>
        <draw:frame presentation:style-name="pr8" draw:layer="layout" svg:width="22.393cm" svg:height="10.116cm" svg:x="1.498cm" svg:y="6.526cm" presentation:class="outline" presentation:user-transformed="true">
          <draw:text-box>
            <text:list text:style-name="L3">
              <text:list-item>
                <text:p>Integration of forces</text:p>
              </text:list-item>
              <text:list-item>
                <text:p>Computational intensive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7" draw:layer="layout" svg:width="22.393cm" svg:height="1.06cm" svg:x="1.498cm" svg:y="4.769cm" presentation:class="title">
          <draw:text-box>
            <text:p>Position Based Dynamics</text:p>
          </draw:text-box>
        </draw:frame>
        <draw:frame presentation:style-name="pr8" draw:layer="layout" svg:width="22.393cm" svg:height="10.116cm" svg:x="1.498cm" svg:y="6.526cm" presentation:class="outline" presentation:user-transformed="true">
          <draw:text-box>
            <text:list text:style-name="L3">
              <text:list-item>
                <text:p>Approximation to real physics</text:p>
              </text:list-item>
              <text:list-item>
                <text:p>Linearizes non-linear Equ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7" draw:layer="layout" svg:width="22.393cm" svg:height="1.06cm" svg:x="1.498cm" svg:y="4.769cm" presentation:class="title">
          <draw:text-box>
            <text:p>Solver</text:p>
          </draw:text-box>
        </draw:frame>
        <draw:frame presentation:style-name="pr8" draw:layer="layout" svg:width="22.393cm" svg:height="10.116cm" svg:x="1.498cm" svg:y="6.526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9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7" draw:layer="layout" svg:width="22.393cm" svg:height="1.06cm" svg:x="1.498cm" svg:y="4.769cm" presentation:class="title" presentation:user-transformed="true">
          <draw:text-box>
            <text:p>Constraints</text:p>
          </draw:text-box>
        </draw:frame>
        <draw:frame presentation:style-name="pr8" draw:layer="layout" svg:width="22.393cm" svg:height="10.116cm" svg:x="1.498cm" svg:y="6.526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7" draw:layer="layout" svg:width="22.393cm" svg:height="1.06cm" svg:x="1.498cm" svg:y="4.769cm" presentation:class="title">
          <draw:text-box>
            <text:p>Demo of Implementation</text:p>
          </draw:text-box>
        </draw:frame>
        <draw:frame presentation:style-name="pr8" draw:layer="layout" svg:width="22.393cm" svg:height="10.116cm" svg:x="1.498cm" svg:y="6.526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7" draw:layer="layout" svg:width="22.393cm" svg:height="1.06cm" svg:x="1.498cm" svg:y="4.769cm" presentation:class="title">
          <draw:text-box>
            <text:p>Future Work</text:p>
          </draw:text-box>
        </draw:frame>
        <draw:frame presentation:style-name="pr8" draw:layer="layout" svg:width="22.393cm" svg:height="10.116cm" svg:x="1.498cm" svg:y="6.526cm" presentation:class="outline">
          <draw:text-box>
            <text:list text:style-name="L3">
              <text:list-item>
                <text:p>Rigid Body Physics</text:p>
              </text:list-item>
              <text:list-item>
                <text:p>Collision with arbitrary Objects</text:p>
              </text:list-item>
              <text:list-item>
                <text:p>Selfcollision</text:p>
              </text:list-item>
              <text:list-item>
                <text:p>Maybe GPU-Implementation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el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el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Standard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el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size="10pt" style:font-size-asian="10pt" style:font-size-complex="10p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393cm" svg:height="1.06cm" svg:x="1.498cm" svg:y="4.769cm" presentation:class="title" presentation:placeholder="true">
        <draw:text-box/>
      </draw:frame>
      <draw:frame presentation:style-name="Standard-outline1" draw:layer="backgroundobjects" svg:width="22.393cm" svg:height="10.116cm" svg:x="1.498cm" svg:y="6.526cm" presentation:class="outline" presentation:placeholder="true">
        <draw:text-box/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frame presentation:style-name="Mpr1" draw:text-style-name="MP4" draw:layer="backgroundobjects" svg:width="18.402cm" svg:height="0.423cm" svg:x="1.498cm" svg:y="17.6cm" presentation:class="footer">
        <draw:text-box>
          <text:list text:style-name="ML1">
            <text:list-header>
              <text:p text:style-name="MP4"><text:span text:style-name="MT2">Realtime Physics with Position Based Dynamics | W. Leuschner | Computer Graphics Seminar</text:span>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3">Page </text:span><text:span text:style-name="MT3"><text:page-number>&lt;Nummer&gt;</text:page-number></text:span></text:p>
            </text:list-header>
          </text:list>
        </draw:text-box>
      </draw:frame>
      <draw:custom-shape draw:style-name="Mgr4" draw:text-style-name="MP5" draw:layer="backgroundobjects" drawooo:display="printer" svg:width="0.441cm" svg:height="0.441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9.306cm" svg:height="2.117cm" svg:x="0cm" svg:y="1.499cm">
        <draw:image xlink:href="Pictures/100000000000039000000064A4CE2949.jp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draw:style-name="Mg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2.393cm" svg:height="1.06cm" svg:x="1.498cm" svg:y="13.637cm" presentation:class="title" presentation:placeholder="true">
        <draw:text-box/>
      </draw:frame>
      <draw:frame presentation:style-name="Titel1-subtitle" draw:layer="backgroundobjects" svg:width="22.393cm" svg:height="0.777cm" svg:x="1.498cm" svg:y="15.72cm" presentation:class="subtitle" presentation:placeholder="true">
        <draw:text-box/>
      </draw:frame>
      <draw:line draw:style-name="Mgr10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custom-shape draw:style-name="Mgr4" draw:text-style-name="MP5" draw:layer="backgroundobjects" drawooo:display="printer" svg:width="0.441cm" svg:height="0.441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3.901cm" svg:height="6.35cm" svg:x="0cm" svg:y="6.35cm">
        <draw:image xlink:href="Pictures/10000000000003AD000000FA9AC88F4B.jp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Wladimir Leuschner</meta:initial-creator>
    <meta:creation-date>2015-12-03T17:17:15.580730473</meta:creation-date>
    <dc:creator>Wladimir Leuschner</dc:creator>
    <dc:date>2015-12-03T19:03:19.826448959</dc:date>
    <meta:editing-cycles>55</meta:editing-cycles>
    <meta:editing-duration>PT1H32M29S</meta:editing-duration>
    <meta:generator>LibreOffice/4.2.8.2$Linux_X86_64 LibreOffice_project/420m0$Build-2</meta:generator>
    <meta:document-statistic meta:object-count="70"/>
  </office:meta>
</office:document-meta>
</file>